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a xlink:type="simple" xlink:href="https://www.sharelatex.com/project/562070bf93f4441c360b793c"><text:span text:style-name="T1_2">https</text:span></text:a></text:span><text:span text:style-name="T1_3"><text:a xlink:type="simple" xlink:href="https://www.sharelatex.com/project/562070bf93f4441c360b793c"><text:span text:style-name="T1_4">://</text:span></text:a></text:span><text:span text:style-name="T1_5"><text:a xlink:type="simple" xlink:href="https://www.sharelatex.com/project/562070bf93f4441c360b793c"><text:span text:style-name="T1_6">www</text:span></text:a></text:span><text:span text:style-name="T1_7"><text:a xlink:type="simple" xlink:href="https://www.sharelatex.com/project/562070bf93f4441c360b793c"><text:span text:style-name="T1_8">.</text:span></text:a></text:span><text:span text:style-name="T1_9"><text:a xlink:type="simple" xlink:href="https://www.sharelatex.com/project/562070bf93f4441c360b793c"><text:span text:style-name="T1_10">sharelatex</text:span></text:a></text:span><text:span text:style-name="T1_11"><text:a xlink:type="simple" xlink:href="https://www.sharelatex.com/project/562070bf93f4441c360b793c"><text:span text:style-name="T1_12">.</text:span></text:a></text:span><text:span text:style-name="T1_13"><text:a xlink:type="simple" xlink:href="https://www.sharelatex.com/project/562070bf93f4441c360b793c"><text:span text:style-name="T1_14">com</text:span></text:a></text:span><text:span text:style-name="T1_15"><text:a xlink:type="simple" xlink:href="https://www.sharelatex.com/project/562070bf93f4441c360b793c"><text:span text:style-name="T1_16">/</text:span></text:a></text:span><text:span text:style-name="T1_17"><text:a xlink:type="simple" xlink:href="https://www.sharelatex.com/project/562070bf93f4441c360b793c"><text:span text:style-name="T1_18">project</text:span></text:a></text:span><text:span text:style-name="T1_19"><text:a xlink:type="simple" xlink:href="https://www.sharelatex.com/project/562070bf93f4441c360b793c"><text:span text:style-name="T1_20">/562070</text:span></text:a></text:span><text:span text:style-name="T1_21"><text:a xlink:type="simple" xlink:href="https://www.sharelatex.com/project/562070bf93f4441c360b793c"><text:span text:style-name="T1_22">bf</text:span></text:a></text:span><text:span text:style-name="T1_23"><text:a xlink:type="simple" xlink:href="https://www.sharelatex.com/project/562070bf93f4441c360b793c"><text:span text:style-name="T1_24">93</text:span></text:a></text:span><text:span text:style-name="T1_25"><text:a xlink:type="simple" xlink:href="https://www.sharelatex.com/project/562070bf93f4441c360b793c"><text:span text:style-name="T1_26">f</text:span></text:a></text:span><text:span text:style-name="T1_27"><text:a xlink:type="simple" xlink:href="https://www.sharelatex.com/project/562070bf93f4441c360b793c"><text:span text:style-name="T1_28">4441</text:span></text:a></text:span><text:span text:style-name="T1_29"><text:a xlink:type="simple" xlink:href="https://www.sharelatex.com/project/562070bf93f4441c360b793c"><text:span text:style-name="T1_30">c</text:span></text:a></text:span><text:span text:style-name="T1_31"><text:a xlink:type="simple" xlink:href="https://www.sharelatex.com/project/562070bf93f4441c360b793c"><text:span text:style-name="T1_32">360</text:span></text:a></text:span><text:span text:style-name="T1_33"><text:a xlink:type="simple" xlink:href="https://www.sharelatex.com/project/562070bf93f4441c360b793c"><text:span text:style-name="T1_34">b</text:span></text:a></text:span><text:span text:style-name="T1_35"><text:a xlink:type="simple" xlink:href="https://www.sharelatex.com/project/562070bf93f4441c360b793c"><text:span text:style-name="T1_36">793</text:span></text:a></text:span><text:span text:style-name="T1_37"><text:a xlink:type="simple" xlink:href="https://www.sharelatex.com/project/562070bf93f4441c360b793c"><text:span text:style-name="T1_38">c</text:span></text:a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